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211cm" svg:height="0.963cm" svg:x="2.5cm" svg:y="2cm">
          <draw:text-box>
            <text:p>регистры</text:p>
          </draw:text-box>
        </draw:frame>
        <draw:frame draw:style-name="gr1" draw:layer="layout" svg:width="6.395cm" svg:height="0.963cm" svg:x="9.9cm" svg:y="2.034cm">
          <draw:text-box>
            <text:p>кэширующий буфер</text:p>
          </draw:text-box>
        </draw:frame>
        <draw:rect draw:style-name="gr2" draw:text-style-name="P1" draw:layer="layout" svg:width="2cm" svg:height="1cm" svg:x="3.5cm" svg:y="3.5cm">
          <text:p/>
        </draw:rect>
        <draw:rect draw:style-name="gr2" draw:text-style-name="P1" draw:layer="layout" svg:width="2cm" svg:height="1cm" svg:x="3.5cm" svg:y="4.8cm">
          <text:p/>
        </draw:rect>
        <draw:frame draw:style-name="gr1" draw:layer="layout" svg:width="0.815cm" svg:height="0.963cm" svg:x="2.701cm" svg:y="3.501cm">
          <draw:text-box>
            <text:p>x</text:p>
          </draw:text-box>
        </draw:frame>
        <draw:frame draw:style-name="gr1" draw:layer="layout" svg:width="0.811cm" svg:height="0.963cm" svg:x="2.702cm" svg:y="4.802cm">
          <draw:text-box>
            <text:p>y</text:p>
          </draw:text-box>
        </draw:frame>
        <draw:rect draw:style-name="gr3" draw:text-style-name="P1" draw:layer="layout" svg:width="4cm" svg:height="5cm" svg:x="8.5cm" svg:y="4cm">
          <text:p/>
        </draw:rect>
        <draw:frame draw:style-name="gr1" draw:text-style-name="P2" draw:layer="layout" svg:width="3.503cm" svg:height="0.806cm" svg:x="8.701cm" svg:y="3.235cm">
          <draw:text-box>
            <text:p><text:span text:style-name="T1">теги адресов</text:span></text:p>
          </draw:text-box>
        </draw:frame>
        <draw:rect draw:style-name="gr3" draw:text-style-name="P1" draw:layer="layout" svg:width="4cm" svg:height="4.999cm" svg:x="13cm" svg:y="4.001cm">
          <text:p/>
        </draw:rect>
        <draw:frame draw:style-name="gr1" draw:text-style-name="P2" draw:layer="layout" svg:width="2.246cm" svg:height="0.806cm" svg:x="13.801cm" svg:y="3.236cm">
          <draw:text-box>
            <text:p><text:span text:style-name="T1">данные</text:span></text:p>
          </draw:text-box>
        </draw:frame>
        <draw:rect draw:style-name="gr4" draw:text-style-name="P1" draw:layer="layout" svg:width="2cm" svg:height="1cm" svg:x="9.1cm" svg:y="4.5cm">
          <text:p text:style-name="P1">t1</text:p>
        </draw:rect>
        <draw:rect draw:style-name="gr4" draw:text-style-name="P1" draw:layer="layout" svg:width="2cm" svg:height="1cm" svg:x="14.5cm" svg:y="4.5cm">
          <text:p text:style-name="P1">data1</text:p>
        </draw:rect>
        <draw:frame draw:style-name="gr1" draw:text-style-name="P2" draw:layer="layout" svg:width="2.542cm" svg:height="0.806cm" svg:x="11.602cm" svg:y="4.535cm">
          <draw:text-box>
            <text:p><text:span text:style-name="T1">address1</text:span></text:p>
          </draw:text-box>
        </draw:frame>
        <draw:rect draw:style-name="gr4" draw:text-style-name="P1" draw:layer="layout" svg:width="2cm" svg:height="1cm" svg:x="9.1cm" svg:y="5.9cm">
          <text:p text:style-name="P1">t2</text:p>
        </draw:rect>
        <draw:rect draw:style-name="gr4" draw:text-style-name="P1" draw:layer="layout" svg:width="2cm" svg:height="1cm" svg:x="14.5cm" svg:y="5.9cm">
          <text:p text:style-name="P1">data2</text:p>
        </draw:rect>
        <draw:frame draw:style-name="gr1" draw:text-style-name="P2" draw:layer="layout" svg:width="2.542cm" svg:height="0.806cm" svg:x="11.602cm" svg:y="5.935cm">
          <draw:text-box>
            <text:p><text:span text:style-name="T1">address2</text:span></text:p>
          </draw:text-box>
        </draw:frame>
        <draw:frame draw:style-name="gr1" draw:layer="layout" svg:width="3.584cm" svg:height="0.963cm" svg:x="11.446cm" svg:y="10.3cm">
          <draw:text-box>
            <text:p>{ t1, t2, ... }</text:p>
          </draw:text-box>
        </draw:frame>
        <draw:line draw:style-name="gr5" draw:text-style-name="P1" draw:layer="layout" svg:x1="2.5cm" svg:y1="9.5cm" svg:x2="18cm" svg:y2="9.5cm">
          <text:p/>
        </draw:line>
        <draw:frame draw:style-name="gr1" draw:layer="layout" svg:width="4.968cm" svg:height="0.963cm" svg:x="7cm" svg:y="9.537cm">
          <draw:text-box>
            <text:p>представление</text:p>
          </draw:text-box>
        </draw:frame>
        <draw:frame draw:style-name="gr1" draw:layer="layout" svg:width="2.369cm" svg:height="0.963cm" svg:x="2.946cm" svg:y="10.301cm">
          <draw:text-box>
            <text:p>x <text:s/>y <text:s/>...</text:p>
          </draw:text-box>
        </draw:frame>
        <draw:frame draw:style-name="gr1" draw:text-style-name="P3" draw:layer="layout" svg:width="0.68cm" svg:height="2.447cm" svg:x="4.32cm" svg:y="6.113cm">
          <draw:text-box>
            <text:p><text:span text:style-name="T2">.</text:span><text:span text:style-name="T2"><text:line-break/></text:span><text:span text:style-name="T2">.</text:span><text:span text:style-name="T2"><text:line-break/></text:span><text:span text:style-name="T2">.</text:span></text:p>
          </draw:text-box>
        </draw:frame>
        <draw:frame draw:style-name="gr1" draw:text-style-name="P3" draw:layer="layout" svg:width="0.68cm" svg:height="1.715cm" svg:x="9.92cm" svg:y="6.814cm">
          <draw:text-box>
            <text:p><text:span text:style-name="T2">.</text:span><text:span text:style-name="T2"><text:line-break/></text:span><text:span text:style-name="T2">.</text:span></text:p>
          </draw:text-box>
        </draw:frame>
        <draw:frame draw:style-name="gr1" draw:text-style-name="P3" draw:layer="layout" svg:width="0.68cm" svg:height="1.715cm" svg:x="15.22cm" svg:y="6.815cm">
          <draw:text-box>
            <text:p><text:span text:style-name="T2">.</text:span><text:span text:style-name="T2"><text:line-break/></text:span><text:span text:style-name="T2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09-06-24T11:24:05.40</meta:creation-date>
    <dc:date>2009-09-19T00:45:03.95</dc:date>
    <dc:creator>Евгений Корныхин</dc:creator>
    <meta:editing-duration>PT00H01M33S</meta:editing-duration>
    <meta:editing-cycles>2</meta:editing-cycles>
    <meta:generator>OpenOffice.org/3.1$Win32 OpenOffice.org_project/310m19$Build-9420</meta:gener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